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37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40.11mm"/>
    </style:style>
    <style:style style:name="co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tallkugel Durchmesser [mm]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nzelmessung</text:p>
          </table:table-cell>
          <table:table-cell office:value-type="string" calcext:value-type="string">
            <text:p>5fach messung</text:p>
          </table:table-cell>
          <table:table-cell office:value-type="string" calcext:value-type="string">
            <text:p>10fach messu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icherheit Stopuhr</text:p>
          </table:table-cell>
          <table:table-cell office:value-type="float" office:value="0.01" calcext:value-type="float">
            <text:p>0,01</text:p>
          </table:table-cell>
          <table:table-cell table:formula="of:=[.C3]/2/SQRT(3)" office:value-type="float" office:value="0.00288675134594813" calcext:value-type="float">
            <text:p>0,002886751345948</text:p>
          </table:table-cell>
          <table:table-cell table:formula="of:=[.D3]/5" office:value-type="float" office:value="0.000577350269189626" calcext:value-type="float">
            <text:p>0,00057735026919</text:p>
          </table:table-cell>
          <table:table-cell table:formula="of:=[.D3]/10" office:value-type="float" office:value="0.000288675134594813" calcext:value-type="float">
            <text:p>0,0002886751345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igital</text:p>
          </table:table-cell>
        </table:table-row>
        <table:table-row table:style-name="ro1">
          <table:table-cell/>
          <table:table-cell office:value-type="string" calcext:value-type="string">
            <text:p>Unsicherheit Reaktionszeit</text:p>
          </table:table-cell>
          <table:table-cell office:value-type="float" office:value="0.1" calcext:value-type="float">
            <text:p>0,1</text:p>
          </table:table-cell>
          <table:table-cell table:formula="of:=[.C4]/2/SQRT(6)" office:value-type="float" office:value="0.0204124145231932" calcext:value-type="float">
            <text:p>0,020412414523193</text:p>
          </table:table-cell>
          <table:table-cell table:formula="of:=[.D4]/5" office:value-type="float" office:value="0.00408248290463863" calcext:value-type="float">
            <text:p>0,004082482904639</text:p>
          </table:table-cell>
          <table:table-cell table:formula="of:=[.D4]/10" office:value-type="float" office:value="0.00204124145231932" calcext:value-type="float">
            <text:p>0,00204124145231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Unsicherheit Maßband</text:p>
          </table:table-cell>
          <table:table-cell office:value-type="float" office:value="0.001" calcext:value-type="float">
            <text:p>0,001</text:p>
          </table:table-cell>
          <table:table-cell table:formula="of:=[.C5]/2/SQRT(6)" office:value-type="float" office:value="0.000204124145231932" calcext:value-type="float">
            <text:p>0,000204124145232</text:p>
          </table:table-cell>
          <table:table-cell table:formula="of:=[.D5]/5" office:value-type="float" office:value="0.0000408248290463863" calcext:value-type="float">
            <text:p>4,08248290463863E-05</text:p>
          </table:table-cell>
          <table:table-cell table:formula="of:=[.D5]/10" office:value-type="float" office:value="0.0000204124145231932" calcext:value-type="float">
            <text:p>2,04124145231932E-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og</text:p>
          </table:table-cell>
        </table:table-row>
        <table:table-row table:style-name="ro1">
          <table:table-cell/>
          <table:table-cell office:value-type="string" calcext:value-type="string">
            <text:p>Unsicherheit alles</text:p>
          </table:table-cell>
          <table:table-cell/>
          <table:table-cell table:formula="of:=SQRT([.D3]^2+[.D4]^2)" office:value-type="float" office:value="0.0206155281280883" calcext:value-type="float">
            <text:p>0,020615528128088</text:p>
          </table:table-cell>
          <table:table-cell table:formula="of:=SQRT([.E3]^2+[.E4]^2)" office:value-type="float" office:value="0.00412310562561766" calcext:value-type="float">
            <text:p>0,004123105625618</text:p>
          </table:table-cell>
          <table:table-cell table:formula="of:=SQRT([.F3]^2+[.F4]^2)" office:value-type="float" office:value="0.00206155281280883" calcext:value-type="float">
            <text:p>0,0020615528128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kombinier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eillänge</text:p>
          </table:table-cell>
          <table:table-cell office:value-type="string" calcext:value-type="string">
            <text:p>raw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.53" calcext:value-type="float">
            <text:p>21,53</text:p>
          </table:table-cell>
          <table:table-cell table:formula="of:=[.C9]" office:value-type="float" office:value="21.53" calcext:value-type="float">
            <text:p>21,53</text:p>
          </table:table-cell>
          <table:table-cell table:formula="of:=([.D9]-[.$D$20])^2" office:value-type="float" office:value="0.0371438016528935" calcext:value-type="float">
            <text:p>0,037143801652894</text:p>
          </table:table-cell>
          <table:table-cell table:formula="of:=[.D9]/10" office:value-type="float" office:value="2.153" calcext:value-type="float">
            <text:p>2,1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32" calcext:value-type="float">
            <text:p>21,32</text:p>
          </table:table-cell>
          <table:table-cell table:formula="of:=[.C10]" office:value-type="float" office:value="21.32" calcext:value-type="float">
            <text:p>21,32</text:p>
          </table:table-cell>
          <table:table-cell table:formula="of:=([.D10]-[.$D$20])^2" office:value-type="float" office:value="0.000298347107437965" calcext:value-type="float">
            <text:p>0,000298347107438</text:p>
          </table:table-cell>
          <table:table-cell table:formula="of:=[.D10]/10" office:value-type="float" office:value="2.132" calcext:value-type="float">
            <text:p>2,1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.73" calcext:value-type="float">
            <text:p>42,73</text:p>
          </table:table-cell>
          <table:table-cell table:formula="of:=[.C11]-[.C10]" office:value-type="float" office:value="21.41" calcext:value-type="float">
            <text:p>21,41</text:p>
          </table:table-cell>
          <table:table-cell table:formula="of:=([.D11]-[.$D$20])^2" office:value-type="float" office:value="0.00528925619834679" calcext:value-type="float">
            <text:p>0,005289256198347</text:p>
          </table:table-cell>
          <table:table-cell table:formula="of:=[.D11]/10" office:value-type="float" office:value="2.141" calcext:value-type="float">
            <text:p>2,14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.23" calcext:value-type="float">
            <text:p>21,23</text:p>
          </table:table-cell>
          <table:table-cell table:formula="of:=[.C12]" office:value-type="float" office:value="21.23" calcext:value-type="float">
            <text:p>21,23</text:p>
          </table:table-cell>
          <table:table-cell table:formula="of:=([.D12]-[.$D$20])^2" office:value-type="float" office:value="0.0115074380165286" calcext:value-type="float">
            <text:p>0,011507438016529</text:p>
          </table:table-cell>
          <table:table-cell table:formula="of:=[.D12]/10" office:value-type="float" office:value="2.123" calcext:value-type="float">
            <text:p>2,1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.67" calcext:value-type="float">
            <text:p>42,67</text:p>
          </table:table-cell>
          <table:table-cell table:formula="of:=[.C13]-[.C12]" office:value-type="float" office:value="21.44" calcext:value-type="float">
            <text:p>21,44</text:p>
          </table:table-cell>
          <table:table-cell table:formula="of:=([.D13]-[.$D$20])^2" office:value-type="float" office:value="0.010552892561984" calcext:value-type="float">
            <text:p>0,010552892561984</text:p>
          </table:table-cell>
          <table:table-cell table:formula="of:=[.D13]/10" office:value-type="float" office:value="2.144" calcext:value-type="float">
            <text:p>2,1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.98" calcext:value-type="float">
            <text:p>63,98</text:p>
          </table:table-cell>
          <table:table-cell table:formula="of:=[.C14]-[.C13]" office:value-type="float" office:value="21.31" calcext:value-type="float">
            <text:p>21,31</text:p>
          </table:table-cell>
          <table:table-cell table:formula="of:=([.D14]-[.$D$20])^2" office:value-type="float" office:value="0.000743801652892759" calcext:value-type="float">
            <text:p>0,000743801652893</text:p>
          </table:table-cell>
          <table:table-cell table:formula="of:=[.D14]/10" office:value-type="float" office:value="2.131" calcext:value-type="float">
            <text:p>2,1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.32" calcext:value-type="float">
            <text:p>85,32</text:p>
          </table:table-cell>
          <table:table-cell table:formula="of:=[.C15]-[.C14]" office:value-type="float" office:value="21.34" calcext:value-type="float">
            <text:p>21,34</text:p>
          </table:table-cell>
          <table:table-cell table:formula="of:=([.D15]-[.$D$20])^2" office:value-type="float" office:value="0.00000743801652891209" calcext:value-type="float">
            <text:p>7,43801652891209E-06</text:p>
          </table:table-cell>
          <table:table-cell table:formula="of:=[.D15]/10" office:value-type="float" office:value="2.134" calcext:value-type="float">
            <text:p>2,1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.67" calcext:value-type="float">
            <text:p>106,67</text:p>
          </table:table-cell>
          <table:table-cell table:formula="of:=[.C16]-[.C15]" office:value-type="float" office:value="21.35" calcext:value-type="float">
            <text:p>21,35</text:p>
          </table:table-cell>
          <table:table-cell table:formula="of:=([.D16]-[.$D$20])^2" office:value-type="float" office:value="0.000161983471074628" calcext:value-type="float">
            <text:p>0,000161983471075</text:p>
          </table:table-cell>
          <table:table-cell table:formula="of:=[.D16]/10" office:value-type="float" office:value="2.135" calcext:value-type="float">
            <text:p>2,1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.86" calcext:value-type="float">
            <text:p>127,86</text:p>
          </table:table-cell>
          <table:table-cell table:formula="of:=[.C17]-[.C16]" office:value-type="float" office:value="21.19" calcext:value-type="float">
            <text:p>21,19</text:p>
          </table:table-cell>
          <table:table-cell table:formula="of:=([.D17]-[.$D$20])^2" office:value-type="float" office:value="0.0216892561983474" calcext:value-type="float">
            <text:p>0,021689256198348</text:p>
          </table:table-cell>
          <table:table-cell table:formula="of:=[.D17]/10" office:value-type="float" office:value="2.119" calcext:value-type="float">
            <text:p>2,1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.29" calcext:value-type="float">
            <text:p>149,29</text:p>
          </table:table-cell>
          <table:table-cell table:formula="of:=[.C18]-[.C17]" office:value-type="float" office:value="21.43" calcext:value-type="float">
            <text:p>21,43</text:p>
          </table:table-cell>
          <table:table-cell table:formula="of:=([.D18]-[.$D$20])^2" office:value-type="float" office:value="0.00859834710743687" calcext:value-type="float">
            <text:p>0,008598347107437</text:p>
          </table:table-cell>
          <table:table-cell table:formula="of:=[.D18]/10" office:value-type="float" office:value="2.143" calcext:value-type="float">
            <text:p>2,1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.45" calcext:value-type="float">
            <text:p>170,45</text:p>
          </table:table-cell>
          <table:table-cell table:formula="of:=[.C19]-[.C18]" office:value-type="float" office:value="21.16" calcext:value-type="float">
            <text:p>21,16</text:p>
          </table:table-cell>
          <table:table-cell table:formula="of:=([.D19]-[.$D$20])^2" office:value-type="float" office:value="0.0314256198347115" calcext:value-type="float">
            <text:p>0,031425619834712</text:p>
          </table:table-cell>
          <table:table-cell table:formula="of:=[.D19]/10" office:value-type="float" office:value="2.116" calcext:value-type="float">
            <text:p>2,1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9:.D19])/11" office:value-type="float" office:value="21.3372727272727" calcext:value-type="float">
            <text:p>21,3372727272727</text:p>
          </table:table-cell>
          <table:table-cell table:formula="of:=[.D20]/10" office:value-type="float" office:value="2.13372727272727" calcext:value-type="float">
            <text:p>2,1337272727272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9:.E19])/10)" office:value-type="float" office:value="0.112879662392383" calcext:value-type="float">
            <text:p>0,112879662392383</text:p>
          </table:table-cell>
          <table:table-cell table:formula="of:=[.D21]/10" office:value-type="float" office:value="0.0112879662392383" calcext:value-type="float">
            <text:p>0,01128796623923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8]+[.$C$2]/2)/1000/[.E20]^2" office:value-type="float" office:value="9.80718855178711" calcext:value-type="float">
            <text:p>9,8071885517871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5]-[.$D$35])^2" office:value-type="float" office:value="0.00193599999999973" calcext:value-type="float">
            <text:p>0,001936</text:p>
          </table:table-cell>
          <table:table-cell table:formula="of:=[.D25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9" calcext:value-type="float">
            <text:p>19,39</text:p>
          </table:table-cell>
          <table:table-cell table:formula="of:=([.D26]-[.$D$35])^2" office:value-type="float" office:value="0.000676000000000174" calcext:value-type="float">
            <text:p>0,000676</text:p>
          </table:table-cell>
          <table:table-cell table:formula="of:=[.D26]/10" office:value-type="float" office:value="1.939" calcext:value-type="float">
            <text:p>1,9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8" calcext:value-type="float">
            <text:p>19,38</text:p>
          </table:table-cell>
          <table:table-cell table:formula="of:=([.D27]-[.$D$35])^2" office:value-type="float" office:value="0.000256000000000057" calcext:value-type="float">
            <text:p>0,000256</text:p>
          </table:table-cell>
          <table:table-cell table:formula="of:=[.D27]/10" office:value-type="float" office:value="1.938" calcext:value-type="float">
            <text:p>1,93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4" calcext:value-type="float">
            <text:p>19,34</text:p>
          </table:table-cell>
          <table:table-cell table:formula="of:=([.D28]-[.$D$35])^2" office:value-type="float" office:value="0.000575999999999873" calcext:value-type="float">
            <text:p>0,000576</text:p>
          </table:table-cell>
          <table:table-cell table:formula="of:=[.D28]/10" office:value-type="float" office:value="1.934" calcext:value-type="float">
            <text:p>1,93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29]-[.$D$35])^2" office:value-type="float" office:value="0.00193599999999973" calcext:value-type="float">
            <text:p>0,001936</text:p>
          </table:table-cell>
          <table:table-cell table:formula="of:=[.D29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41" calcext:value-type="float">
            <text:p>19,41</text:p>
          </table:table-cell>
          <table:table-cell table:formula="of:=([.D30]-[.$D$35])^2" office:value-type="float" office:value="0.00211600000000027" calcext:value-type="float">
            <text:p>0,002116</text:p>
          </table:table-cell>
          <table:table-cell table:formula="of:=[.D30]/10" office:value-type="float" office:value="1.941" calcext:value-type="float">
            <text:p>1,94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7" calcext:value-type="float">
            <text:p>19,37</text:p>
          </table:table-cell>
          <table:table-cell table:formula="of:=([.D31]-[.$D$35])^2" office:value-type="float" office:value="0.0000360000000000454" calcext:value-type="float">
            <text:p>3,60000000000454E-05</text:p>
          </table:table-cell>
          <table:table-cell table:formula="of:=[.D31]/10" office:value-type="float" office:value="1.937" calcext:value-type="float">
            <text:p>1,93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2" calcext:value-type="float">
            <text:p>19,32</text:p>
          </table:table-cell>
          <table:table-cell table:formula="of:=([.D32]-[.$D$35])^2" office:value-type="float" office:value="0.00193599999999973" calcext:value-type="float">
            <text:p>0,001936</text:p>
          </table:table-cell>
          <table:table-cell table:formula="of:=[.D32]/10" office:value-type="float" office:value="1.932" calcext:value-type="float">
            <text:p>1,93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44" calcext:value-type="float">
            <text:p>19,44</text:p>
          </table:table-cell>
          <table:table-cell table:formula="of:=([.D33]-[.$D$35])^2" office:value-type="float" office:value="0.00577600000000062" calcext:value-type="float">
            <text:p>0,005776000000001</text:p>
          </table:table-cell>
          <table:table-cell table:formula="of:=[.D33]/10" office:value-type="float" office:value="1.944" calcext:value-type="float">
            <text:p>1,9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.35" calcext:value-type="float">
            <text:p>19,35</text:p>
          </table:table-cell>
          <table:table-cell table:formula="of:=([.D34]-[.$D$35])^2" office:value-type="float" office:value="0.000195999999999882" calcext:value-type="float">
            <text:p>0,000196</text:p>
          </table:table-cell>
          <table:table-cell table:formula="of:=[.D34]/10" office:value-type="float" office:value="1.935" calcext:value-type="float">
            <text:p>1,93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25:.D34])/10" office:value-type="float" office:value="19.364" calcext:value-type="float">
            <text:p>19,364</text:p>
          </table:table-cell>
          <table:table-cell table:formula="of:=[.D35]/10" office:value-type="float" office:value="1.9364" calcext:value-type="float">
            <text:p>1,936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25:.E34])/9)" office:value-type="float" office:value="0.0414192655120243" calcext:value-type="float">
            <text:p>0,041419265512024</text:p>
          </table:table-cell>
          <table:table-cell table:formula="of:=[.D36]/10" office:value-type="float" office:value="0.00414192655120243" calcext:value-type="float">
            <text:p>0,00414192655120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4 * PI()^2 * ([.D24]+[.$C$2]/2)/1000/[.E35]^2" office:value-type="float" office:value="9.90738892935089" calcext:value-type="float">
            <text:p>9,90738892935089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6" calcext:value-type="float">
            <text:p>1,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.85" calcext:value-type="float">
            <text:p>11,85</text:p>
          </table:table-cell>
          <table:table-cell table:formula="of:=[.C41]-[.C40]" office:value-type="float" office:value="10.25" calcext:value-type="float">
            <text:p>10,25</text:p>
          </table:table-cell>
          <table:table-cell table:formula="of:=([.D41]-[.$D$45])^2" office:value-type="float" office:value="0.00225624999999995" calcext:value-type="float">
            <text:p>0,0022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2.19" calcext:value-type="float">
            <text:p>22,19</text:p>
          </table:table-cell>
          <table:table-cell table:formula="of:=[.C42]-[.C41]" office:value-type="float" office:value="10.34" calcext:value-type="float">
            <text:p>10,34</text:p>
          </table:table-cell>
          <table:table-cell table:formula="of:=([.D42]-[.$D$45])^2" office:value-type="float" office:value="0.00180625000000019" calcext:value-type="float">
            <text:p>0,0018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41" calcext:value-type="float">
            <text:p>32,41</text:p>
          </table:table-cell>
          <table:table-cell table:formula="of:=[.C43]-[.C42]" office:value-type="float" office:value="10.22" calcext:value-type="float">
            <text:p>10,22</text:p>
          </table:table-cell>
          <table:table-cell table:formula="of:=([.D43]-[.$D$45])^2" office:value-type="float" office:value="0.00600625000000064" calcext:value-type="float">
            <text:p>0,006006250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79" calcext:value-type="float">
            <text:p>42,79</text:p>
          </table:table-cell>
          <table:table-cell table:formula="of:=[.C44]-[.C43]" office:value-type="float" office:value="10.38" calcext:value-type="float">
            <text:p>10,38</text:p>
          </table:table-cell>
          <table:table-cell table:formula="of:=([.D44]-[.$D$45])^2" office:value-type="float" office:value="0.00680625000000052" calcext:value-type="float">
            <text:p>0,0068062500000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41:.D44])/4" office:value-type="float" office:value="10.2975" calcext:value-type="float">
            <text:p>10,2975</text:p>
          </table:table-cell>
          <table:table-cell table:formula="of:=[.D45]/5" office:value-type="float" office:value="2.0595" calcext:value-type="float">
            <text:p>2,059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41:.E44])/3)" office:value-type="float" office:value="0.0750000000000029" calcext:value-type="float">
            <text:p>0,075000000000003</text:p>
          </table:table-cell>
          <table:table-cell table:formula="of:=[.D46]/5" office:value-type="float" office:value="0.0150000000000006" calcext:value-type="float">
            <text:p>0,01500000000000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39]+[.$C$2]/2)/1000)" office:value-type="float" office:value="6.46893520300048" calcext:value-type="float">
            <text:p>6,46893520300048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.48" calcext:value-type="float">
            <text:p>9,48</text:p>
          </table:table-cell>
          <table:table-cell table:formula="of:=[.C50]" office:value-type="float" office:value="9.48" calcext:value-type="float">
            <text:p>9,48</text:p>
          </table:table-cell>
          <table:table-cell table:formula="of:=([.D50]-[.$D$54])^2" office:value-type="float" office:value="0.00765625000000006" calcext:value-type="float">
            <text:p>0,0076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.79" calcext:value-type="float">
            <text:p>18,79</text:p>
          </table:table-cell>
          <table:table-cell table:formula="of:=[.C51]-[.C50]" office:value-type="float" office:value="9.31" calcext:value-type="float">
            <text:p>9,31</text:p>
          </table:table-cell>
          <table:table-cell table:formula="of:=([.D51]-[.$D$54])^2" office:value-type="float" office:value="0.00680625000000022" calcext:value-type="float">
            <text:p>0,0068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17" calcext:value-type="float">
            <text:p>28,17</text:p>
          </table:table-cell>
          <table:table-cell table:formula="of:=[.C52]-[.C51]" office:value-type="float" office:value="9.38" calcext:value-type="float">
            <text:p>9,38</text:p>
          </table:table-cell>
          <table:table-cell table:formula="of:=([.D52]-[.$D$54])^2" office:value-type="float" office:value="0.000156249999999938" calcext:value-type="float">
            <text:p>0,0001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7.57" calcext:value-type="float">
            <text:p>37,57</text:p>
          </table:table-cell>
          <table:table-cell table:formula="of:=[.C53]-[.C52]" office:value-type="float" office:value="9.4" calcext:value-type="float">
            <text:p>9,4</text:p>
          </table:table-cell>
          <table:table-cell table:formula="of:=([.D53]-[.$D$54])^2" office:value-type="float" office:value="0.0000562499999999776" calcext:value-type="float">
            <text:p>5,62499999999776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0:.D53])/4" office:value-type="float" office:value="9.3925" calcext:value-type="float">
            <text:p>9,3925</text:p>
          </table:table-cell>
          <table:table-cell table:formula="of:=[.D54]/5" office:value-type="float" office:value="1.8785" calcext:value-type="float">
            <text:p>1,878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0:.E53])/3)" office:value-type="float" office:value="0.0699404508611914" calcext:value-type="float">
            <text:p>0,069940450861192</text:p>
          </table:table-cell>
          <table:table-cell table:formula="of:=[.D55]/5" office:value-type="float" office:value="0.0139880901722383" calcext:value-type="float">
            <text:p>0,01398809017223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49]+[.$C$2]/2)/1000)" office:value-type="float" office:value="5.90753088542514" calcext:value-type="float">
            <text:p>5,90753088542514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.07" calcext:value-type="float">
            <text:p>8,07</text:p>
          </table:table-cell>
          <table:table-cell table:formula="of:=[.C59]" office:value-type="float" office:value="8.07" calcext:value-type="float">
            <text:p>8,07</text:p>
          </table:table-cell>
          <table:table-cell table:formula="of:=([.D59]-[.$D$64])^2" office:value-type="float" office:value="0.0116640000000001" calcext:value-type="float">
            <text:p>0,0116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.29" calcext:value-type="float">
            <text:p>16,29</text:p>
          </table:table-cell>
          <table:table-cell table:formula="of:=[.C60]-[.C59]" office:value-type="float" office:value="8.22" calcext:value-type="float">
            <text:p>8,22</text:p>
          </table:table-cell>
          <table:table-cell table:formula="of:=([.D60]-[.$D$64])^2" office:value-type="float" office:value="0.00176399999999984" calcext:value-type="float">
            <text:p>0,001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.54" calcext:value-type="float">
            <text:p>24,54</text:p>
          </table:table-cell>
          <table:table-cell table:formula="of:=[.C61]-[.C60]" office:value-type="float" office:value="8.25" calcext:value-type="float">
            <text:p>8,25</text:p>
          </table:table-cell>
          <table:table-cell table:formula="of:=([.D61]-[.$D$64])^2" office:value-type="float" office:value="0.00518399999999988" calcext:value-type="float">
            <text:p>0,0051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62]-[.C61]" office:value-type="float" office:value="8.13" calcext:value-type="float">
            <text:p>8,13</text:p>
          </table:table-cell>
          <table:table-cell table:formula="of:=([.D62]-[.$D$64])^2" office:value-type="float" office:value="0.00230399999999983" calcext:value-type="float">
            <text:p>0,0023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.89" calcext:value-type="float">
            <text:p>40,89</text:p>
          </table:table-cell>
          <table:table-cell table:formula="of:=[.C63]-[.C62]" office:value-type="float" office:value="8.22" calcext:value-type="float">
            <text:p>8,22</text:p>
          </table:table-cell>
          <table:table-cell table:formula="of:=([.D63]-[.$D$64])^2" office:value-type="float" office:value="0.00176399999999984" calcext:value-type="float">
            <text:p>0,0017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59:.D63])/5" office:value-type="float" office:value="8.178" calcext:value-type="float">
            <text:p>8,178</text:p>
          </table:table-cell>
          <table:table-cell table:formula="of:=[.D64]/5" office:value-type="float" office:value="1.6356" calcext:value-type="float">
            <text:p>1,635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59:.E63])/4)" office:value-type="float" office:value="0.075299402388066" calcext:value-type="float">
            <text:p>0,075299402388066</text:p>
          </table:table-cell>
          <table:table-cell table:formula="of:=[.D65]/5" office:value-type="float" office:value="0.0150598804776132" calcext:value-type="float">
            <text:p>0,01505988047761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58]+[.$C$2]/2)/1000)" office:value-type="float" office:value="5.15451016564451" calcext:value-type="float">
            <text:p>5,1545101656445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w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.77" calcext:value-type="float">
            <text:p>10,77</text:p>
          </table:table-cell>
          <table:table-cell table:formula="of:=[.C69]" office:value-type="float" office:value="10.77" calcext:value-type="float">
            <text:p>10,77</text:p>
          </table:table-cell>
          <table:table-cell table:formula="of:=([.D69]-[.$D$74])^2" office:value-type="float" office:value="0.0104040000000001" calcext:value-type="float">
            <text:p>0,010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67" calcext:value-type="float">
            <text:p>21,67</text:p>
          </table:table-cell>
          <table:table-cell table:formula="of:=[.C70]-[.C69]" office:value-type="float" office:value="10.9" calcext:value-type="float">
            <text:p>10,9</text:p>
          </table:table-cell>
          <table:table-cell table:formula="of:=([.D70]-[.$D$74])^2" office:value-type="float" office:value="0.000784000000000126" calcext:value-type="float">
            <text:p>0,0007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.67" calcext:value-type="float">
            <text:p>32,67</text:p>
          </table:table-cell>
          <table:table-cell table:formula="of:=[.C71]-[.C70]" office:value-type="float" office:value="11" calcext:value-type="float">
            <text:p>11</text:p>
          </table:table-cell>
          <table:table-cell table:formula="of:=([.D71]-[.$D$74])^2" office:value-type="float" office:value="0.016384" calcext:value-type="float">
            <text:p>0,01638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.48" calcext:value-type="float">
            <text:p>43,48</text:p>
          </table:table-cell>
          <table:table-cell table:formula="of:=[.C72]-[.C71]" office:value-type="float" office:value="10.81" calcext:value-type="float">
            <text:p>10,81</text:p>
          </table:table-cell>
          <table:table-cell table:formula="of:=([.D72]-[.$D$74])^2" office:value-type="float" office:value="0.00384400000000059" calcext:value-type="float">
            <text:p>0,00384400000000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4.36" calcext:value-type="float">
            <text:p>54,36</text:p>
          </table:table-cell>
          <table:table-cell table:formula="of:=[.C73]-[.C72]" office:value-type="float" office:value="10.88" calcext:value-type="float">
            <text:p>10,88</text:p>
          </table:table-cell>
          <table:table-cell table:formula="of:=([.D73]-[.$D$74])^2" office:value-type="float" office:value="0.0000640000000000427" calcext:value-type="float">
            <text:p>6,40000000000427E-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</text:p>
          </table:table-cell>
          <table:table-cell/>
          <table:table-cell table:formula="of:=SUM([.D69:.D73])/5" office:value-type="float" office:value="10.872" calcext:value-type="float">
            <text:p>10,872</text:p>
          </table:table-cell>
          <table:table-cell table:formula="of:=[.D74]/5" office:value-type="float" office:value="2.1744" calcext:value-type="float">
            <text:p>2,174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ndardabweichung</text:p>
          </table:table-cell>
          <table:table-cell/>
          <table:table-cell table:formula="of:=SQRT(SUM([.E69:.E73])/4)" office:value-type="float" office:value="0.0887130204648687" calcext:value-type="float">
            <text:p>0,088713020464869</text:p>
          </table:table-cell>
          <table:table-cell table:formula="of:=[.D75]/5" office:value-type="float" office:value="0.0177426040929737" calcext:value-type="float">
            <text:p>0,01774260409297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avitationskonstante</text:p>
          </table:table-cell>
          <table:table-cell office:value-type="string" calcext:value-type="string">
            <text:p>g</text:p>
          </table:table-cell>
          <table:table-cell table:formula="of:=SQRT(4 * PI()^2 * ([.D68]+[.$C$2]/2)/1000)" office:value-type="float" office:value="6.81949968384287" calcext:value-type="float">
            <text:p>6,81949968384287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T_0</text:p>
          </table:table-cell>
          <table:table-cell office:value-type="string" calcext:value-type="string">
            <text:p>2 PI sqrt(l/g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_0^2/4 PI^2</text:p>
          </table:table-cell>
          <table:table-cell office:value-type="string" calcext:value-type="string">
            <text:p>l/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 PI^2 l/T_0^2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PI/T_0 * sqrt l</text:p>
          </table:table-cell>
          <table:table-cell office:value-type="string" calcext:value-type="string">
            <text:p>sqrt 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41.670000000</meta:creation-date>
    <dc:date>2017-11-07T20:30:26.159000000</dc:date>
    <meta:editing-duration>PT1H50M1S</meta:editing-duration>
    <meta:editing-cycles>4</meta:editing-cycles>
    <meta:generator>LibreOffice/5.3.6.1$Windows_x86 LibreOffice_project/686f202eff87ef707079aeb7f485847613344eb7</meta:generator>
    <meta:document-statistic meta:table-count="1" meta:cell-count="247" meta:object-count="0"/>
  </office:meta>
</office:document-meta>
</file>